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81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6.7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7cm" fo:break-before="auto" style:use-optimal-row-height="false"/>
    </style:style>
    <style:style style:name="ro3" style:family="table-row">
      <style:table-row-properties style:row-height="0.3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1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style:font-name="Liberation Sans" style:font-name-asian="Droid Sans Fallback1" style:font-name-complex="Free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none" fo:country="none" style:letter-kerning="true" style:font-name-asian="Droid Sans Fallback" style:font-size-asian="11pt" style:language-asian="none" style:country-asian="none"/>
    </style:style>
    <style:style style:name="T2" style:family="text">
      <style:text-properties style:font-name="Times New Roman" fo:font-size="12pt" style:letter-kerning="true" fo:country="none" style:country-asian="none" style:font-name-asian="Droid Sans Fallback" style:font-size-asian="11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File Typ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# variables</text:p>
          </table:table-cell>
          <table:table-cell office:value-type="string" calcext:value-type="string">
            <text:p>var name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Time units</text:p>
          </table:table-cell>
          <table:table-cell office:value-type="string" calcext:value-type="string">
            <text:p>missing values (data)</text:p>
          </table:table-cell>
          <table:table-cell office:value-type="string" calcext:value-type="string">
            <text:p>length values</text:p>
          </table:table-cell>
          <table:table-cell office:value-type="string" calcext:value-type="string">
            <text:p>data var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time values</text:p>
          </table:table-cell>
        </table:table-row>
        <table:table-row table:style-name="ro1">
          <table:table-cell office:value-type="string" calcext:value-type="string">
            <text:p><text:a xlink:href="http://maps/" xlink:type="simple">http://maps</text:a>.ngdc.noaa.gov/viewers/wcs-client/ (bedrock)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etopo1_bedrock.nc</text:p>
          </table:table-cell>
          <table:table-cell office:value-type="string" calcext:value-type="string">
            <text:p>problems opening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 calcext:value-type="string">
            <text:p><text:span text:style-name="T1"><text:a xlink:href="http://data.nodc.noaa.gov/ghrsst/L4/GLOB/NCDC/AVHRR_OI/" xlink:type="simple">http://data.nodc.noaa.gov/ghrsst/L4/GLOB/NCDC/AVHRR_OI/</text:a></text:span><text:span text:style-name="T1"> </text:span></text:p>
          </table:table-cell>
          <table:table-cell office:value-type="string" calcext:value-type="string">
            <text:p>NetCDF</text:p>
          </table:table-cell>
          <table:table-cell table:style-name="ce2" office:value-type="string" calcext:value-type="string">
            <text:p>19811231-NCDC-L4LRblend-GLOB-v01-fv02_0-AVHRR_OI.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ysed_sst[lon,lat,time],analysis_error[lon,lat,time],mask[lon,lat,time],sea_ice_fraction[lon,lat,time]</text:p>
          </table:table-cell>
          <table:table-cell office:value-type="string" calcext:value-type="string">
            <text:p>lon,lat,time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yes (NA)</text:p>
          </table:table-cell>
          <table:table-cell office:value-type="string" calcext:value-type="string">
            <text:p>yes (len) for each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t kelvin</text:p>
          </table:table-cell>
          <table:table-cell office:value-type="string" calcext:value-type="string">
            <text:p>ncvar_get(nc,"time") just one valu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a xlink:href="http://www.esrl.noaa.gov/psd/data/gridded/data.noaa.oisst.v2.html#detail" xlink:type="simple">http://www.esrl.noaa.gov/psd/data/gridded/data.noaa.oisst.v2.html#detail</text:a>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sst.wkmean.1990-present.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t,time_bndslat,lon</text:p>
          </table:table-cell>
          <table:table-cell office:value-type="string" calcext:value-type="string">
            <text:p>lon,lat,time,nbnd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yes (len) for each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t degC</text:p>
          </table:table-cell>
          <table:table-cell office:value-type="string" calcext:value-type="string">
            <text:p>ncvar_get(nc,"time") many sampl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ttp://www.jisao.washington.edu/data/seawifs/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chlonasa19972002.1-deg.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on,lat,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yes (NA)</text:p>
          </table:table-cell>
          <table:table-cell office:value-type="string" calcext:value-type="string">
            <text:p>yes (len) for each dimension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lorophyll mg m-3</text:p>
          </table:table-cell>
          <table:table-cell office:value-type="string" calcext:value-type="string">
            <text:p>ncvar_get(nc,"time") array, many samples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office:value-type="string" calcext:value-type="string">
            <text:p><text:a xlink:href="http://maps.ngdc.noaa.gov/viewers/wcs-client/" xlink:type="simple">http://maps.ngdc.noaa.gov/viewers/wcs-client/</text:a> (ETOPO1 ice)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etopo1.nc</text:p>
          </table:table-cell>
          <table:table-cell office:value-type="string" calcext:value-type="string">
            <text:p>problems opening crashes R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ttp://www.esrl.noaa.gov/psd/data/gridded/data.noaa.oisst.v2.html#detail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sst.mnmean.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t[lon,lat,time],time_bnds[nbnds,time]</text:p>
          </table:table-cell>
          <table:table-cell office:value-type="string" calcext:value-type="string">
            <text:p>lon,lat,time,nbnd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 (len) for each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t degC</text:p>
          </table:table-cell>
          <table:table-cell office:value-type="string" calcext:value-type="string">
            <text:p>ncvar_get(nc,"time") many sampl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ttp://usjgofs.whoi.edu/las/servlets/dataset?catitem=784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LASoutput.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bnds[bnds,TIME], CHLOROPHYLL[LONGITUDE,LATITUDE,TIME]</text:p>
          </table:table-cell>
          <table:table-cell office:value-type="string" calcext:value-type="string">
            <text:p>LONGITUDE,LATITUDE,TIME,bnd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yes (NA)</text:p>
          </table:table-cell>
          <table:table-cell office:value-type="string" calcext:value-type="string">
            <text:p>yes (len) for each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/m^3 chorophyll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ttp://www.cru.uea.ac.uk/cru/data/temperature/CRUTEM.4.3.0.0.anomalies.nc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CRUTEM.4.3.0.0.anomalies.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erature_anomaly longitude,latitude,time], field_status</text:p>
          </table:table-cell>
          <table:table-cell office:value-type="string" calcext:value-type="string">
            <text:p>latitude,longitude,time,field_status_string_length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yes (NA)</text:p>
          </table:table-cell>
          <table:table-cell office:value-type="string" calcext:value-type="string">
            <text:p>yes (len) for each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cvar_get(nc,"time") many samp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1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00-00-00</text:date>, <text:time style:data-style-name="N2" text:time-value="08:50:36.137323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5-01-13T21:01:53.031321818</meta:creation-date>
    <dc:date>2015-01-16T08:51:02.203557351</dc:date>
    <dc:creator>Nicholas </dc:creator>
    <meta:editing-duration>PT44M55S</meta:editing-duration>
    <meta:editing-cycles>6</meta:editing-cycles>
    <meta:generator>LibreOffice/4.2.7.2$Linux_X86_64 LibreOffice_project/420m0$Build-2</meta:generator>
    <meta:document-statistic meta:table-count="1" meta:cell-count="91" meta:object-count="0"/>
  </office:meta>
</office:document-meta>
</file>